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ablishing an online Islamic medicine shop can cater to the healthcare needs of the Muslim community while adhering to Islamic principles and guidelines regarding medication and wellness. Here are some ideas to help you create a successful Islamic medicine shop:</text:p>
      <text:p text:style-name="P1"/>
      <text:p text:style-name="P1">1. **Halal-Certified Products**: Source pharmaceutical and healthcare products that are certified as halal or comply with Islamic dietary and medicinal regulations. Ensure that the products do not contain any ingredients derived from non-halal sources and are free from alcohol or any other prohibited substances.</text:p>
      <text:p text:style-name="P1"/>
      <text:p text:style-name="P1">2. **Natural Remedies and Herbal Supplements**: Offer a range of natural remedies, herbal supplements, and traditional medicines that are in line with Islamic teachings and practices. Provide products that promote holistic healing and wellness based on Islamic principles of moderation and balance.</text:p>
      <text:p text:style-name="P1"/>
      <text:p text:style-name="P1">3. **Islamic Dietary Supplements**: Curate a selection of dietary supplements and vitamins that are formulated according to Islamic dietary guidelines and principles. Highlight products that are beneficial for overall health, energy, and vitality while adhering to halal standards.</text:p>
      <text:p text:style-name="P1"/>
      <text:p text:style-name="P1">4. **Health and Wellness Products**: Expand your product range to include a variety of health and wellness products such as vitamins, minerals, probiotics, essential oils, and aromatherapy products. Provide options for improving physical, mental, and spiritual well-being in accordance with Islamic teachings.</text:p>
      <text:p text:style-name="P1"/>
      <text:p text:style-name="P1">5. **Islamic Medicine Books and Resources**: Offer educational resources such as Islamic medicine books, herbal remedy guides, and health-related literature that promote an understanding of traditional Islamic healing practices and remedies. Provide information on prophetic medicine and the use of herbs and natural ingredients for health benefits.</text:p>
      <text:p text:style-name="P1"/>
      <text:p text:style-name="P1">6. **Online Consultation Services**: Provide online consultation services with qualified healthcare professionals, including doctors, nutritionists, and herbalists who are knowledgeable about Islamic medicine and holistic health practices. Offer personalized advice and recommendations tailored to individual needs and concerns.</text:p>
      <text:p text:style-name="P1"/>
      <text:p text:style-name="P1">7. **Islamic Health Workshops and Webinars**: Organize online workshops, webinars, and seminars on topics related to Islamic health and wellness. Invite guest speakers, scholars, and experts to discuss the importance of maintaining good health, diet, and lifestyle habits from an Islamic perspective.</text:p>
      <text:p text:style-name="P1"/>
      <text:p text:style-name="P1">8. **Islamic Health Guidelines**: Create resources and guidelines on Islamic health practices, hygiene, and preventive measures based on Quranic teachings and Prophetic traditions. Provide practical tips for maintaining a healthy lifestyle and preventing common illnesses in accordance with Islamic principles.</text:p>
      <text:p text:style-name="P1"/>
      <text:p text:style-name="P1">9. **Halal Cosmetics and Personal Care Products**: Offer a selection of halal cosmetics, skincare, and personal care products that are free from harmful ingredients and comply with Islamic standards of purity and cleanliness. Include products that are suitable for Muslims seeking halal alternatives in their daily routines.</text:p>
      <text:p text:style-name="P1"/>
      <text:p text:style-name="P1">10. **Community Engagement and Support**: Engage with the Muslim community through social media platforms, online forums, and community events. Foster a supportive and interactive online community where users can share experiences, ask questions, and support each other in their health and wellness journeys.</text:p>
      <text:p text:style-name="P1"/>
      <text:p text:style-name="P1">11. **User Reviews and Testimonials**: Encourage customers to leave reviews and testimonials about their experiences with your products and services. Highlight positive feedback and success stories to build trust and credibility with potential customers.</text:p>
      <text:p text:style-name="P1"/>
      <text:p text:style-name="P1">12. **Secure Online Shopping Experience**: Ensure a secure online shopping experience by implementing robust security measures, encryption protocols, and secure payment gateways. Provide multiple payment options and transparent shipping and return policies to enhance customer confidence and satisfaction.</text:p>
      <text:p text:style-name="P1"/>
      <text:p text:style-name="P1">By implementing these strategies, you can create a reputable and trusted online Islamic medicine shop that promotes holistic health and wellness within the Muslim community while adhering to Islamic principles and valu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3T14:02:07.181000000</meta:creation-date>
    <dc:date>2024-04-23T14:02:41.538000000</dc:date>
    <meta:editing-duration>PT35S</meta:editing-duration>
    <meta:editing-cycles>1</meta:editing-cycles>
    <meta:generator>LibreOffice/7.6.2.1$Windows_X86_64 LibreOffice_project/56f7684011345957bbf33a7ee678afaf4d2ba333</meta:generator>
    <meta:document-statistic meta:table-count="0" meta:image-count="0" meta:object-count="0" meta:page-count="1" meta:paragraph-count="14" meta:word-count="567" meta:character-count="4164" meta:non-whitespace-character-count="3611"/>
  </office:meta>
</office:document-meta>
</file>